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28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193300" fo:font-weight="bold" style:font-weight-asian="bold" style:font-weight-complex="bold"/>
    </style:style>
    <style:style style:name="ce5" style:family="table-cell" style:parent-style-name="Default">
      <style:text-properties fo:color="#ff99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color="#000000" style:font-name="Arimo" style:font-name-asian="DejaVu Sans Condensed" style:font-name-complex="Lohit Hindi"/>
    </style:style>
    <style:style style:name="ce15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  <style:style style:name="T2" style:family="text">
      <style:text-properties fo:color="#0000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table:number-columns-repeated="2"/>
          <table:table-cell table:style-name="ce14" office:value-type="string">
            <text:p>No manejados por ASDMCsvConverter. Extraidos desde los excel generados por Harvester. (Basta extraer el FOV de un Field asociado al Scan, por inspección visual se “asume” que todos los “ASDM_UID “ poseen el mismo fov independiente del “Field” asociado que posean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5"/>
          <table:table-cell table:style-name="ce17" table:number-columns-repeated="3"/>
        </table:table-row>
        <table:table-row table:style-name="ro1">
          <table:table-cell/>
          <table:table-cell office:value-type="string">
            <text:p>t_resolution</text:p>
          </table:table-cell>
          <table:table-cell table:style-name="ce9" office:value-type="string">
            <text:p>Mismo valor que el t_exptime (por mientras)</text:p>
          </table:table-cell>
          <table:table-cell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>
            <text:p>em_res_power </text:p>
          </table:table-cell>
          <table:table-cell/>
          <table:table-cell table:style-name="ce10"/>
          <table:table-cell table:style-name="ce16" office:value-type="string">
            <text:p>No manejados por ASDMCsvConverter. Extraidos desde los excel generados por Harvester. “resolving power”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5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6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5-09-2014</text:date>, <text:time>21:28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9-05T21:28:01</dc:date>
    <meta:editing-duration>PT5H3M27S</meta:editing-duration>
    <meta:editing-cycles>44</meta:editing-cycles>
    <meta:generator>OpenOffice/4.1.0$Unix OpenOffice.org_project/410m18$Build-9764</meta:generator>
    <meta:document-statistic meta:table-count="3" meta:cell-count="110" meta:object-count="0"/>
  </office:meta>
</office:document-meta>
</file>